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enton Sans" svg:font-family="'Benton Sans', sans-serif"/>
    <style:font-face style:name="Mangal1" svg:font-family="Mang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T1" style:family="text">
      <style:text-properties fo:font-variant="normal" fo:text-transform="none" fo:color="#111111" style:font-name="Benton Sans" fo:font-size="12.75pt" fo:letter-spacing="normal" fo:font-style="normal" fo:font-weight="normal"/>
    </style:style>
    <style:style style:name="T2" style:family="text">
      <style:text-properties fo:font-variant="normal" fo:text-transform="none" fo:color="#016ca2" style:text-line-through-style="none" style:font-name="Benton Sans" fo:font-size="12.75pt" fo:letter-spacing="normal" fo:font-style="normal" style:text-underline-style="none" fo:font-weight="normal" style:text-blinking="false" fo:background-color="#ffffff"/>
    </style:style>
    <style:style style:name="T3" style:family="text">
      <style:text-properties fo:font-variant="normal" fo:text-transform="none" fo:color="#016ca2" style:text-line-through-style="none" style:font-name="inherit" fo:font-size="12.75pt" fo:letter-spacing="normal" fo:font-style="italic" style:text-underline-style="none" fo:font-weight="normal" style:text-blinking="false" fo:background-color="transparent"/>
    </style:style>
    <style:style style:name="T4" style:family="text">
      <style:text-properties fo:font-variant="normal" fo:text-transform="none" fo:color="#016ca2" style:text-line-through-style="none" style:font-name="inherit" fo:font-size="12.75pt" fo:letter-spacing="normal" fo:font-style="italic" style:text-underline-style="none" fo:font-weight="normal" style:text-blinking="false" fo:background-color="#ffffff"/>
    </style:style>
    <style:style style:name="T5" style:family="text">
      <style:text-properties fo:font-variant="normal" fo:text-transform="none" fo:color="#016ca2" style:text-line-through-style="none" style:font-name="inherit" fo:font-size="12.75pt" fo:letter-spacing="normal" fo:font-style="normal" style:text-underline-style="none" fo:font-weight="bold" style:text-blinking="false" fo:background-color="transparent"/>
    </style:style>
    <style:style style:name="T6" style:family="text">
      <style:text-properties fo:font-variant="normal" fo:text-transform="none" fo:color="#444444" style:font-name="Benton Sans" fo:font-size="12.75pt" fo:letter-spacing="normal" fo:font-style="normal" fo:font-weight="normal"/>
    </style:style>
    <style:style style:name="T7" style:family="text">
      <style:text-properties fo:font-variant="normal" fo:text-transform="none" fo:color="#444444" style:font-name="Benton Sans" fo:font-size="12.75pt" fo:letter-spacing="normal" fo:font-style="normal" style:text-underline-style="solid" style:text-underline-width="auto" style:text-underline-color="font-color" fo:font-weight="normal" style:font-style-asian="normal" style:font-style-complex="normal"/>
    </style:style>
    <style:style style:name="T8" style:family="text">
      <style:text-properties fo:font-variant="normal" fo:text-transform="none" fo:color="#444444" style:font-name="Benton Sans" fo:font-size="12.75pt" fo:letter-spacing="normal" fo:font-style="italic" fo:font-weight="normal"/>
    </style:style>
    <style:style style:name="T9" style:family="text">
      <style:text-properties fo:font-variant="normal" fo:text-transform="none" fo:color="#444444" style:font-name="Benton Sans" fo:font-size="12.75pt" fo:letter-spacing="normal" fo:font-style="italic" fo:font-weight="normal" style:font-style-asian="italic" style:font-style-complex="italic"/>
    </style:style>
    <style:style style:name="T10" style:family="text">
      <style:text-properties fo:font-variant="normal" fo:text-transform="none" fo:color="#444444" style:font-name="Benton Sans" fo:font-size="12.75pt" fo:letter-spacing="normal" fo:font-style="italic" style:text-underline-style="solid" style:text-underline-width="auto" style:text-underline-color="font-color" fo:font-weight="normal"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Vélez</text:p>
      <text:p text:style-name="P2"/>
      <text:p text:style-name="P2">#Biografia</text:p>
      <text:p text:style-name="P2"><text:tab/></text:p>
      <text:p text:style-name="P2"><text:tab/><text:span text:style-name="T1">O colombiano David Vélez, de 36 anos, cresceu escutando em casa que o melhor que poderia fazer para ter um futuro promissor era não ter um chefe. Planejou-se então para isso. Ao completar 18 anos, partiu para o berço do empreendedorismo mundial, a universidade Stanford, na Califórnia. Era lá que imaginava ter uma ideia inovadora, a que o levaria criar uma famosa startup e, consequentemente, se tornar um grande empreendedor. Mas não foi o que aconteceu. Durante os quatros anos que cursou engenharia – em um campo que respira inovação - não conseguiu pensar em um mísero negócio que valesse a pena investir. </text:span><text:span text:style-name="T1"><text:s text:c="2"/></text:span></text:p>
      <text:p text:style-name="P2"><text:span text:style-name="T1"/></text:p>
      <text:p text:style-name="P2">#CCEs </text:p>
      <text:p text:style-name="P2"><text:tab/> <text:s text:c="2"/></text:p>
      <text:p text:style-name="P2"><text:span text:style-name="T6"><text:tab/>Depois de formado, acabou conseguindo uma vaga no mercado financeiro, como analista do Morgan Stanley, uma empresa global de serviços financeiros sediada em Nova York. Demoraria ainda quase uma década para que ele finalmente encontrasse sua própria oportunidade de negócio. A ideia do Nubank só surgiu quando ele se mudou para São Paulo em 2011. Vélez trabalhava para o fundo de </text:span><text:span text:style-name="Emphasis"><text:span text:style-name="T8">venture </text:span></text:span><text:span text:style-name="T6">capital Sequoia, o mesmo que deu o primeiro milhão de dólares para Steve Jobs impulsionar a Apple, e foi incumbido de achar oportunidades de investimentos no gigante latino-americano. Não encontrou muitas empresas que o interessassem, mas trombou com a sua própria oportunidade quando precisou abrir uma conta bancária no país. <text:s/></text:span></text:p>
      <text:p text:style-name="P2"><text:span text:style-name="T6"/></text:p>
      <text:p text:style-name="P2"><text:span text:style-name="T6"><text:tab/>O motivo do empreendimento</text:span></text:p>
      <text:p text:style-name="P2"><text:span text:style-name="T6"/></text:p>
      <text:p text:style-name="P2"><text:span text:style-name="T6"><text:tab/></text:span><text:span text:style-name="T7">"Para conseguir abrir uma simples conta, tive que ir na agência quatro vezes. Foi uma experiência terrível. Ser estrangeiro era um problema e as tarifas eram absurdamente altas. Qualquer pessoa que eu conversava falava: 'eu odeio meu banco, odeio meu banco'. Vi aí uma oportunidade de negócio, de criar uma alternativa"</text:span><text:span text:style-name="T6">, conta. O projeto de um banco digital foi levado à Sequoia, que juntamente com a Kaszek Ventures (da Argentina), aportaram os primeiros dois milhões de dólares à </text:span><text:span text:style-name="Emphasis"><text:span text:style-name="T8">startup</text:span></text:span><text:span text:style-name="T6">. De lá pra cá, diversos investidores já aportaram cerca de 180 milhões de dólares na empresa. </text:span></text:p>
      <text:p text:style-name="P2"><text:span text:style-name="T6"/></text:p>
      <text:p text:style-name="P2"><text:span text:style-name="T6"><text:tab/>Não faltaram, no entanto, pessoas que tentaram desencorajar David no início. Como competir com os cinco grandes bancos do Brasil, que detêm 90% do sistema, era uma pergunta constante. "Todo mundo que falei no mercado financeiro me disse: 'esquece, você é gringo, não conhece o Brasil'. Existia muita crença negativa, mas ao pesquisar a fundo via que as pessoas falavam sem saber muito sobre o assunto. Decidi que valia a pena tentar. Consegui capital e procurei os outros fundadores", explica David, sentado em uma das salas de reunião de um prédio bem descolado de 7.000 metros quadrados, no bairro de Pinheiros, em São Paulo, onde está sediado o Nubank.</text:span></text:p>
      <text:p text:style-name="P2"><text:span text:style-name="T6"/></text:p>
      <text:p text:style-name="P2"><text:span text:style-name="T6"><text:tab/></text:span></text:p>
      <text:p text:style-name="P2"><text:span text:style-name="T6"/></text:p>
      <text:p text:style-name="P2"><text:soft-page-break/><text:span text:style-name="T6"><text:tab/>Inicio da empresar </text:span></text:p>
      <text:p text:style-name="P2"><text:span text:style-name="T6"/></text:p>
      <text:p text:style-name="P2"><text:span text:style-name="T6"><text:tab/>No Brasil. David Vélez, fundou em 2014, junto com Edward Wible e Cristina Juqueira, o </text:span><text:a xlink:type="simple" xlink:href="https://www.nubank.com.br/" office:target-frame-name="_blank" xlink:show="new"><text:span text:style-name="Strong_20_Emphasis"><text:span text:style-name="T5">Nubank</text:span></text:span></text:a><text:span text:style-name="T6">, uma </text:span><text:span text:style-name="Emphasis"><text:span text:style-name="T8">startup </text:span></text:span><text:span text:style-name="T6">baseada no uso de tecnologia, que nasceu oferecendo cartões de crédito - roxinhos - sem anuidade, sem tarifas e </text:span><text:a xlink:type="simple" xlink:href="https://brasil.elpais.com/brasil/2017/10/12/politica/1507766554_124368.html"><text:span text:style-name="T2">com taxas de juros mais baixas do que as praticadas pelo mercado brasileiro</text:span></text:a><text:span text:style-name="T6">. Tudo 100% digital. O cliente abre uma conta por meio do aplicativo no celular, pede o cartão e recebe em menos de cinco dias. Em 2017, cartão roxinho, a </text:span><text:a xlink:type="simple" xlink:href="https://brasil.elpais.com/tag/tecnologia_financiera/a"><text:span text:style-name="Emphasis">fintech</text:span></text:a><text:span text:style-name="Emphasis"><text:span text:style-name="T4"> </text:span></text:span><text:span text:style-name="T6">- nome dado pelo mercado às </text:span><text:span text:style-name="Emphasis"><text:span text:style-name="T8">startups</text:span></text:span><text:span text:style-name="T6"> de tecnologia focada em serviços financeiros - deu o primeiro passo para se transformar em um banco, lançou a NuConta. Uma conta bancária no qual o dinheiro passa a render automaticamente em uma taxa indexada aos títulos públicos, mais rentável que a poupança. Não há tarifa de manutenção ou custo transferência de dinheiro para outras contas, inclusive de outros bancos. Tampouco há um cartão de débito, mas David acredita que se houver uma demanda dos clientes eles podem tentar criar um. </text:span></text:p>
      <text:p text:style-name="P2"><text:span text:style-name="T6"/></text:p>
      <text:p text:style-name="P2"><text:span text:style-name="T6"/></text:p>
      <text:p text:style-name="P2"><text:span text:style-name="T6"><text:tab/></text:span></text:p>
      <text:p text:style-name="P2"><text:span text:style-name="T6"><text:tab/>Atualmente</text:span></text:p>
      <text:p text:style-name="P2"><text:span text:style-name="T6"><text:tab/></text:span></text:p>
      <text:p text:style-name="P2"><text:span text:style-name="T6"><text:tab/>Atualmente o prédio bem descolado de 7.000 metros quadrados, no bairro de Pinheiros, em São Paulo, está todo ocupado,já que a ideia é crescer ainda mais. O negócio vingou. Em 2017, o Nubank fechou o ano com mais de 3 milhões de clientes, 850 funcionários e uma receita total até a metade do ano de 236,8 milhões de reais.</text:span></text:p>
      <text:p text:style-name="P2"><text:span text:style-name="T6"/></text:p>
      <text:p text:style-name="P2"><text:span text:style-name="T6"><text:tab/>"Hoje são mais de 60 milhões de pessoas no Brasil que não possuem conta de banco, mas sim celular. Queremos ser a primeira conta desses brasileiros, queremos ajudar a bancarizar a população. Além disso, queremos que muitas pessoas que estão pagando tarifas absurdas dos grandes bancos consigam trazer seu dinheiro e utilizar a conta que não tem custos", explica o colombiano. <text:s text:c="2"/></text:span></text:p>
      <text:p text:style-name="P2"><text:span text:style-name="T6"/></text:p>
      <text:p text:style-name="P2"><text:span text:style-name="T6">Refência</text:span></text:p>
      <text:p text:style-name="P2"><text:span text:style-name="T6"/></text:p>
      <text:p text:style-name="P2"><text:span text:style-name="T6"><text:tab/></text:span><text:a xlink:type="simple" xlink:href="https://brasil.elpais.com/brasil/2018/01/15/politica/1516036047_650408.html">https://brasil.elpais.com/brasil/2018/01/15/politica/1516036047_650408.html</text:a></text:p>
      <text:p text:style-name="P2"><text:span text:style-name="T6"><text:tab/></text:span><text:a xlink:type="simple" xlink:href="https://www.istoedinheiro.com.br/david-velez/">https://www.istoedinheiro.com.br/david-velez/</text:a></text:p>
      <text:p text:style-name="P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enton Sans" svg:font-family="'Benton Sans', sans-serif"/>
    <style:font-face style:name="Mangal1" svg:font-family="Mang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3-16T08:06:06.87</meta:creation-date>
    <meta:document-statistic meta:table-count="0" meta:image-count="0" meta:object-count="0" meta:page-count="2" meta:paragraph-count="21" meta:word-count="722" meta:character-count="4481"/>
    <dc:date>2018-03-16T09:59:15.66</dc:date>
    <meta:editing-duration>PT4M36S</meta:editing-duration>
    <meta:editing-cycles>1</meta:editing-cycles>
    <meta:generator>BrOffice/3.3$Win32 LibreOffice_project/330m19$Build-401</meta:generator>
  </office:meta>
</office:document-meta>
</file>